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264in"/>
    </style:style>
    <style:style style:name="co3" style:family="table-column">
      <style:table-column-properties fo:break-before="auto" style:column-width="1.6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Midterm 1 Score</text:p>
          </table:table-cell>
        </table:table-row>
        <table:table-row table:style-name="ro1">
          <table:table-cell office:value-type="string" calcext:value-type="string">
            <text:p>Gillian</text:p>
          </table:table-cell>
          <table:table-cell office:value-type="string" calcext:value-type="string">
            <text:p>Coffey</text:p>
          </table:table-cell>
          <table:table-cell office:value-type="string" calcext:value-type="string">
            <text:p>gcoffey@poets.whittier.edu</text:p>
          </table:table-cell>
          <table:table-cell table:formula="of:=18/25"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Frizzell</text:p>
          </table:table-cell>
          <table:table-cell office:value-type="string" calcext:value-type="string">
            <text:p>sfrizzel@poets.whittier.edu</text:p>
          </table:table-cell>
          <table:table-cell table:formula="of:=19/25"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Goldenberg</text:p>
          </table:table-cell>
          <table:table-cell office:value-type="string" calcext:value-type="string">
            <text:p>mgoldenb@poets.whittier.edu</text:p>
          </table:table-cell>
          <table:table-cell table:formula="of:=17/25"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Golubev</text:p>
          </table:table-cell>
          <table:table-cell office:value-type="string" calcext:value-type="string">
            <text:p>mgolubev@poets.whittier.edu</text:p>
          </table:table-cell>
          <table:table-cell table:formula="of:=23/25"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Loren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lgrey@poets.whittier.edu</text:p>
          </table:table-cell>
          <table:table-cell table:formula="of:=20.5/25"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Gary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che@poets.whittier.edu</text:p>
          </table:table-cell>
          <table:table-cell table:formula="of:=21/25"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Hermosillo</text:p>
          </table:table-cell>
          <table:table-cell office:value-type="string" calcext:value-type="string">
            <text:p>ihermosi@poets.whittier.edu</text:p>
          </table:table-cell>
          <table:table-cell table:formula="of:=21/25"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Joscelyn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jherna19@poets.whittier.edu</text:p>
          </table:table-cell>
          <table:table-cell table:formula="of:=17/25"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Kamarina</text:p>
          </table:table-cell>
          <table:table-cell office:value-type="string" calcext:value-type="string">
            <text:p>Hewett</text:p>
          </table:table-cell>
          <table:table-cell office:value-type="string" calcext:value-type="string">
            <text:p>khewett@poets.whittier.edu</text:p>
          </table:table-cell>
          <table:table-cell table:formula="of:=25/2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ana</text:p>
          </table:table-cell>
          <table:table-cell office:value-type="string" calcext:value-type="string">
            <text:p>Jaramillo</text:p>
          </table:table-cell>
          <table:table-cell office:value-type="string" calcext:value-type="string">
            <text:p>sjaramil@poets.whittier.edu</text:p>
          </table:table-cell>
          <table:table-cell table:formula="of:=20/25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Talar</text:p>
          </table:table-cell>
          <table:table-cell office:value-type="string" calcext:value-type="string">
            <text:p>Kenderian</text:p>
          </table:table-cell>
          <table:table-cell office:value-type="string" calcext:value-type="string">
            <text:p>tkenderi@poets.whittier.edu</text:p>
          </table:table-cell>
          <table:table-cell table:formula="of:=22/25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Aman</text:p>
          </table:table-cell>
          <table:table-cell office:value-type="string" calcext:value-type="string">
            <text:p>Kumpawat</text:p>
          </table:table-cell>
          <table:table-cell office:value-type="string" calcext:value-type="string">
            <text:p>akumpawa@poets.whittier.edu</text:p>
          </table:table-cell>
          <table:table-cell table:formula="of:=22/25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Dylan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dleach@poets.whittier.edu</text:p>
          </table:table-cell>
          <table:table-cell table:formula="of:=20/25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rnau</text:p>
          </table:table-cell>
          <table:table-cell office:value-type="string" calcext:value-type="string">
            <text:p>Llorens Clavell</text:p>
          </table:table-cell>
          <table:table-cell office:value-type="string" calcext:value-type="string">
            <text:p>allorens@poets.whittier.edu</text:p>
          </table:table-cell>
          <table:table-cell table:formula="of:=23.5/25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blozano@poets.whittier.edu</text:p>
          </table:table-cell>
          <table:table-cell table:formula="of:=22.5/25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Isabella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ilugo@poets.whittier.edu</text:p>
          </table:table-cell>
          <table:table-cell table:formula="of:=22/25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Oswen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omartine@poets.whittier.edu</text:p>
          </table:table-cell>
          <table:table-cell table:formula="of:=18.5/25"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ppatel1@poets.whittier.edu</text:p>
          </table:table-cell>
          <table:table-cell table:formula="of:=25/2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jsaw@poets.whittier.edu</text:p>
          </table:table-cell>
          <table:table-cell table:formula="of:=22/25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Shrijan</text:p>
          </table:table-cell>
          <table:table-cell office:value-type="string" calcext:value-type="string">
            <text:p>Shrestha</text:p>
          </table:table-cell>
          <table:table-cell office:value-type="string" calcext:value-type="string">
            <text:p>sshresth@poets.whittier.edu</text:p>
          </table:table-cell>
          <table:table-cell/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>Stapleton</text:p>
          </table:table-cell>
          <table:table-cell office:value-type="string" calcext:value-type="string">
            <text:p>wstaplet@poets.whittier.edu</text:p>
          </table:table-cell>
          <table:table-cell/>
        </table:table-row>
        <table:table-row table:style-name="ro1">
          <table:table-cell office:value-type="string" calcext:value-type="string">
            <text:p>Almas</text:p>
          </table:table-cell>
          <table:table-cell office:value-type="string" calcext:value-type="string">
            <text:p>Waseem</text:p>
          </table:table-cell>
          <table:table-cell office:value-type="string" calcext:value-type="string">
            <text:p>awaseem@poets.whittier.edu</text:p>
          </table:table-cell>
          <table:table-cell table:formula="of:=21.5/25" office:value-type="float" office:value="0.86" calcext:value-type="float">
            <text:p>0.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2-10-23">00/00/0000</text:date>, <text:time style:data-style-name="N2" text:time-value="16:01:16.463115902">00:00:00</text:time><text:s/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Jordan Hanson</meta:initial-creator>
    <meta:creation-date>2022-10-21T15:12:12</meta:creation-date>
    <dc:date>2022-10-23T16:36:21.679236532</dc:date>
    <meta:editing-duration>PT41M40S</meta:editing-duration>
    <meta:editing-cycles>5</meta:editing-cycles>
    <meta:document-statistic meta:table-count="1" meta:cell-count="90" meta:object-count="0"/>
  </office:meta>
</office:document-meta>
</file>